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86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cell-protect="protected" style:print-content="false" fo:wrap-option="wrap"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7"/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urchase URL</text:p>
          </table:table-cell>
          <table:table-cell table:style-name="ce1" office:value-type="string" calcext:value-type="string">
            <text:p>Footprint</text:p>
          </table:table-cell>
          <table:table-cell table:style-name="ce8" office:value-type="string" calcext:value-type="string">
            <text:p>Qty</text:p>
          </table:table-cell>
          <table:table-cell table:style-name="ce9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s text:c="4"/>RV1</text:p>
          </table:table-cell>
          <table:table-cell table:style-name="ce2" office:value-type="string" calcext:value-type="string">
            <text:p>R_Potentiometer</text:p>
          </table:table-cell>
          <table:table-cell table:style-name="ce5" office:value-type="string" calcext:value-type="string">
            <text:p>~</text:p>
          </table:table-cell>
          <table:table-cell table:style-name="ce6" office:value-type="string" calcext:value-type="string">
            <text:p>Potentiometer_THT:Potentiometer_Runtron_RM-065_Vertic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&gt; <text:s/>J1, J2</text:p>
          </table:table-cell>
          <table:table-cell table:style-name="ce2" office:value-type="string" calcext:value-type="string">
            <text:p>Conn_01x02</text:p>
          </table:table-cell>
          <table:table-cell table:style-name="ce5" office:value-type="string" calcext:value-type="string">
            <text:p>~</text:p>
          </table:table-cell>
          <table:table-cell table:style-name="ce6" office:value-type="string" calcext:value-type="string">
            <text:p>Connector_PinHeader_2.54mm:PinHeader_2x01_P2.54mm_Vertica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&gt; <text:s/>U1, U3</text:p>
          </table:table-cell>
          <table:table-cell table:style-name="ce2" office:value-type="string" calcext:value-type="string">
            <text:p>ADA4522-2</text:p>
          </table:table-cell>
          <table:table-cell table:style-name="ce5" office:value-type="string" calcext:value-type="string">
            <text:p>https://www.analog.com/media/en/technical-documentation/data-sheets/ada4522-1_4522-2_4522-4.pdf</text:p>
          </table:table-cell>
          <table:table-cell table:style-name="ce6" office:value-type="string" calcext:value-type="string">
            <text:p>ADA4522-2ARMZ:SOP65P490X110-8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<text:s text:c="4"/>R2</text:p>
          </table:table-cell>
          <table:table-cell table:style-name="ce2" office:value-type="string" calcext:value-type="string">
            <text:p>1M</text:p>
          </table:table-cell>
          <table:table-cell table:style-name="ce5" office:value-type="string" calcext:value-type="string">
            <text:p>https://www.mouser.in/ProductDetail/Vishay-Dale/TNPW08051M00BEEA?qs=sGAEpiMZZMvdGkrng054tzV2vEziUmcBvfmpklmY6Fw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s text:c="4"/>R8</text:p>
          </table:table-cell>
          <table:table-cell table:style-name="ce2" office:value-type="string" calcext:value-type="string">
            <text:p>22K</text:p>
          </table:table-cell>
          <table:table-cell table:style-name="ce5" office:value-type="string" calcext:value-type="string">
            <text:p>https://www.mouser.in/ProductDetail/Panasonic/ERA-2VPB2202X?qs=sGAEpiMZZMvdGkrng054t2cqbZCzJY7Nbo54he8GfhfoF8scRfGqJg%3D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&gt; <text:s/>R10, R13</text:p>
          </table:table-cell>
          <table:table-cell table:style-name="ce2" office:value-type="string" calcext:value-type="string">
            <text:p>13K</text:p>
          </table:table-cell>
          <table:table-cell table:style-name="ce5" office:value-type="string" calcext:value-type="string">
            <text:p>https://www.mouser.in/ProductDetail/Vishay-Beyschlag/MCS04020C1302FE000?qs=sGAEpiMZZMvdGkrng054t4QdAY%2FQ0LweDu4vJXDoQt8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&gt; <text:s/>R9, R11, R12, R14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https://www.mouser.in/ProductDetail/Vishay-Dale/CRCW04020000Z0EDC?qs=sGAEpiMZZMvdGkrng054t0DrEhLhGh8gwkqbMx2gSI%252BmKUnjnIW1MQ%3D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&gt; <text:s/>R6, R7</text:p>
          </table:table-cell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https://www.mouser.in/ProductDetail/Vishay-Beyschlag/MCS0402MD1002BE100?qs=sGAEpiMZZMvdGkrng054twsDrRiZGhrjpqs%252BW5FxlP8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<text:s text:c="4"/>R3</text:p>
          </table:table-cell>
          <table:table-cell table:style-name="ce2" office:value-type="string" calcext:value-type="string">
            <text:p>4.7K</text:p>
          </table:table-cell>
          <table:table-cell table:style-name="ce5" office:value-type="string" calcext:value-type="string">
            <text:p>https://www.mouser.in/ProductDetail/Vishay-Beyschlag/MCS04020C4701FE000?qs=sGAEpiMZZMvdGkrng054t4QdAY%2FQ0LwecBLec2u82Dc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<text:s text:c="4"/>R1</text:p>
          </table:table-cell>
          <table:table-cell table:style-name="ce2" office:value-type="string" calcext:value-type="string">
            <text:p>2.2K</text:p>
          </table:table-cell>
          <table:table-cell table:style-name="ce5" office:value-type="string" calcext:value-type="string">
            <text:p>https://www.mouser.in/ProductDetail/Vishay-Dale/CRCW04022K20DHEDP?qs=sGAEpiMZZMvdGkrng054twKDKoBh%252BscntADfHbgW9gW8Olf6fQobsA%3D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<text:s text:c="4"/>R4</text:p>
          </table:table-cell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https://www.mouser.in/ProductDetail/Vishay-Draloric/TNPU04021K00BZEP00?qs=sGAEpiMZZMvdGkrng054twKDKoBh%252BscnBIzPQ8JXaDGWZZSM%252BgBndQ%3D%3D</text:p>
          </table:table-cell>
          <table:table-cell table:style-name="ce6" office:value-type="string" calcext:value-type="string">
            <text:p>Resistor_SMD:R_0402_1005Metric_Pad0.72x0.64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&gt; <text:s/>C1, C3-C5</text:p>
          </table:table-cell>
          <table:table-cell table:style-name="ce2" office:value-type="string" calcext:value-type="string">
            <text:p>10uF</text:p>
          </table:table-cell>
          <table:table-cell table:style-name="ce5" office:value-type="string" calcext:value-type="string">
            <text:p>https://www.mouser.in/ProductDetail/KYOCERA-AVX/CM05X5R106M10AH?qs=MyNHzdoqoQKSCgSEDR5Ylg%3D%3D</text:p>
          </table:table-cell>
          <table:table-cell table:style-name="ce6" office:value-type="string" calcext:value-type="string">
            <text:p>Capacitor_SMD:C_0402_1005Metric_Pad0.74x0.62mm_HandSold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<text:s text:c="4"/>C2</text:p>
          </table:table-cell>
          <table:table-cell table:style-name="ce2" office:value-type="string" calcext:value-type="string">
            <text:p>0.01uF</text:p>
          </table:table-cell>
          <table:table-cell table:style-name="ce5" office:value-type="string" calcext:value-type="string">
            <text:p>https://www.mouser.in/ProductDetail/Vishay-Vitramon/VJ0402Y103KCAAC?qs=oomPkbqnLXelXtfwasgYJQ%3D%3D</text:p>
          </table:table-cell>
          <table:table-cell table:style-name="ce6" office:value-type="string" calcext:value-type="string">
            <text:p>Capacitor_SMD:C_0402_1005Metric_Pad0.74x0.62mm_HandSold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&gt; <text:s/>C6-C9</text:p>
          </table:table-cell>
          <table:table-cell table:style-name="ce2" office:value-type="string" calcext:value-type="string">
            <text:p>1nF</text:p>
          </table:table-cell>
          <table:table-cell table:style-name="ce5" office:value-type="string" calcext:value-type="string">
            <text:p>https://www.mouser.in/c/passive-components/capacitors/ceramic-capacitors/mlccs-multilayer-ceramic-capacitors/multilayer-ceramic-capacitors-mlcc-smd-smt/?capacitance=1000%20pF&amp;case%20code%20-%20in=0402&amp;termination%20style=SMD%2FSMT</text:p>
          </table:table-cell>
          <table:table-cell table:style-name="ce6" office:value-type="string" calcext:value-type="string">
            <text:p>Capacitor_SMD:C_0402_1005Metric_Pad0.74x0.62mm_HandSold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7" table:number-rows-repeated="1048560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08:56:37.767044766</meta:creation-date>
    <dc:date>2025-01-29T09:13:12.239549416</dc:date>
    <meta:editing-duration>PT16M35S</meta:editing-duration>
    <meta:editing-cycles>2</meta:editing-cycles>
    <meta:generator>LibreOffice/7.3.7.2$Linux_X86_64 LibreOffice_project/30$Build-2</meta:generator>
    <meta:document-statistic meta:table-count="1" meta:cell-count="90" meta:object-count="0"/>
  </office:meta>
</office:document-meta>
</file>